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3.29mm"/>
    </style:style>
    <style:style style:name="co2" style:family="table-column">
      <style:table-column-properties fo:break-before="auto" style:column-width="10.07mm"/>
    </style:style>
    <style:style style:name="co3" style:family="table-column">
      <style:table-column-properties fo:break-before="auto" style:column-width="39.56mm"/>
    </style:style>
    <style:style style:name="co4" style:family="table-column">
      <style:table-column-properties fo:break-before="auto" style:column-width="56.18mm"/>
    </style:style>
    <style:style style:name="co5" style:family="table-column">
      <style:table-column-properties fo:break-before="auto" style:column-width="54.54mm"/>
    </style:style>
    <style:style style:name="co6" style:family="table-column">
      <style:table-column-properties fo:break-before="auto" style:column-width="56.73mm"/>
    </style:style>
    <style:style style:name="co7" style:family="table-column">
      <style:table-column-properties fo:break-before="auto" style:column-width="55.63mm"/>
    </style:style>
    <style:style style:name="co8" style:family="table-column">
      <style:table-column-properties fo:break-before="auto" style:column-width="54.27mm"/>
    </style:style>
    <style:style style:name="co9" style:family="table-column">
      <style:table-column-properties fo:break-before="auto" style:column-width="77.96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4.85mm"/>
    </style:style>
    <style:style style:name="co12" style:family="table-column">
      <style:table-column-properties fo:break-before="auto" style:column-width="17.78mm"/>
    </style:style>
    <style:style style:name="co13" style:family="table-column">
      <style:table-column-properties fo:break-before="auto" style:column-width="19.42mm"/>
    </style:style>
    <style:style style:name="co14" style:family="table-column">
      <style:table-column-properties fo:break-before="auto" style:column-width="36.3mm"/>
    </style:style>
    <style:style style:name="co15" style:family="table-column">
      <style:table-column-properties fo:break-before="auto" style:column-width="36.57mm"/>
    </style:style>
    <style:style style:name="co16" style:family="table-column">
      <style:table-column-properties fo:break-before="auto" style:column-width="3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LatexTable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default-cell-style-name="ce1"/>
        <table:table-column table:style-name="co4" table:default-cell-style-name="Default"/>
        <table:table-column table:style-name="co2" table:default-cell-style-name="ce1"/>
        <table:table-column table:style-name="co5" table:default-cell-style-name="Default"/>
        <table:table-column table:style-name="co2" table:default-cell-style-name="ce1"/>
        <table:table-column table:style-name="co5" table:default-cell-style-name="Default"/>
        <table:table-column table:style-name="co2" table:default-cell-style-name="ce1"/>
        <table:table-column table:style-name="co6" table:default-cell-style-name="Default"/>
        <table:table-column table:style-name="co2" table:default-cell-style-name="ce1"/>
        <table:table-column table:style-name="co7" table:default-cell-style-name="Default"/>
        <table:table-column table:style-name="co2" table:default-cell-style-name="ce1"/>
        <table:table-column table:style-name="co8" table:default-cell-style-name="Default"/>
        <table:table-column table:style-name="co2" table:default-cell-style-name="ce1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\begin{table}[ht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/>\caption{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/>\label{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/>\resizebox{\columnwidth}{!}{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/>\begin{tabular}{cc||r|r|r|r|r|r|r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/>\hlin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/>\multicolumn{1}{l}{}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\multicolumn{1}{l||}{}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\multicolumn{1}{c|}{\textbf{KNN}}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\multicolumn{1}{c|}{\textbf{DT}}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\multicolumn{1}{c|}{\textbf{RF}}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\multicolumn{1}{c|}{\textbf{SVM}}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\multicolumn{1}{c|}{\textbf{LDA}}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\multicolumn{1}{c|}{\textbf{LR}}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\multicolumn{1}{c}{\textbf{GNB}} </text:p>
          </table:table-cell>
          <table:table-cell office:value-type="string" calcext:value-type="string">
            <text:p>\\ \hline \hline</text:p>
          </table:table-cell>
        </table:table-row>
        <table:table-row table:style-name="ro1">
          <table:table-cell office:value-type="string" calcext:value-type="string">
            <text:p><text:s/>\multirow{2}{*}{\textbf{Accuracy}}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\textbf{Min} 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D$2]" office:value-type="float" office:value="73.3044272899983" calcext:value-type="float">
            <text:p>73,30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D$3]" office:value-type="float" office:value="80.7125447899382" calcext:value-type="float">
            <text:p>80,71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D$4]" office:value-type="float" office:value="82.124401798812" calcext:value-type="float">
            <text:p>82,12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D$5]" office:value-type="float" office:value="67.2154666570473" calcext:value-type="float">
            <text:p>67,22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D$6]" office:value-type="float" office:value="68.5171043455258" calcext:value-type="float">
            <text:p>68,52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D$7]" office:value-type="float" office:value="68.2305629704446" calcext:value-type="float">
            <text:p>68,23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D$8]" office:value-type="float" office:value="54.7904011254599" calcext:value-type="float">
            <text:p>54,7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\textbf{Equi} 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D$9]" office:value-type="float" office:value="77.1330804311774" calcext:value-type="float">
            <text:p>77,13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D$10]" office:value-type="float" office:value="78.044315920398" calcext:value-type="float">
            <text:p>78,04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D$11]" office:value-type="float" office:value="80.4182711442786" calcext:value-type="float">
            <text:p>80,42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D$12]" office:value-type="float" office:value="72.8765630182421" calcext:value-type="float">
            <text:p>72,88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D$13]" office:value-type="float" office:value="73.7657918739635" calcext:value-type="float">
            <text:p>73,77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D$14]" office:value-type="float" office:value="73.5212064676617" calcext:value-type="float">
            <text:p>73,52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D$15]" office:value-type="float" office:value="56.5719610281924" calcext:value-type="float">
            <text:p>56,57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<text:s/>\multirow{2}{*}{\textbf{Precision}}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\textbf{Min} 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E$2]" office:value-type="float" office:value="73.2042222029992" calcext:value-type="float">
            <text:p>73,20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E$3]" office:value-type="float" office:value="81.1591009574172" calcext:value-type="float">
            <text:p>81,16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E$4]" office:value-type="float" office:value="82.0663174740615" calcext:value-type="float">
            <text:p>82,07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E$5]" office:value-type="float" office:value="65.8126209751859" calcext:value-type="float">
            <text:p>65,81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E$6]" office:value-type="float" office:value="68.5641799941176" calcext:value-type="float">
            <text:p>68,56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E$7]" office:value-type="float" office:value="68.4417426012128" calcext:value-type="float">
            <text:p>68,44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E$8]" office:value-type="float" office:value="63.9073920257286" calcext:value-type="float">
            <text:p>63,9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\textbf{Equi} 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E$9]" office:value-type="float" office:value="75.1602587318472" calcext:value-type="float">
            <text:p>75,16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E$10]" office:value-type="float" office:value="77.6291653312547" calcext:value-type="float">
            <text:p>77,63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E$11]" office:value-type="float" office:value="79.8367822892124" calcext:value-type="float">
            <text:p>79,84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E$12]" office:value-type="float" office:value="74.9293351229949" calcext:value-type="float">
            <text:p>74,93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E$13]" office:value-type="float" office:value="73.0914534742774" calcext:value-type="float">
            <text:p>73,09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E$14]" office:value-type="float" office:value="73.3064707522537" calcext:value-type="float">
            <text:p>73,31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E$15]" office:value-type="float" office:value="53.5734200073755" calcext:value-type="float">
            <text:p>53,57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<text:s/>\multirow{2}{*}{\textbf{Recall}}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\textbf{Min} 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F$2]" office:value-type="float" office:value="73.6888151408027" calcext:value-type="float">
            <text:p>73,69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F$3]" office:value-type="float" office:value="80.1871317605752" calcext:value-type="float">
            <text:p>80,19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F$4]" office:value-type="float" office:value="82.4008970011784" calcext:value-type="float">
            <text:p>82,40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F$5]" office:value-type="float" office:value="72.0026573359305" calcext:value-type="float">
            <text:p>72,00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F$6]" office:value-type="float" office:value="68.5953514657432" calcext:value-type="float">
            <text:p>68,60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F$7]" office:value-type="float" office:value="67.8183752975976" calcext:value-type="float">
            <text:p>67,82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F$8]" office:value-type="float" office:value="41.1570834235144" calcext:value-type="float">
            <text:p>41,1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\textbf{Equi} 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F$9]" office:value-type="float" office:value="81.18092039801" calcext:value-type="float">
            <text:p>81,18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F$10]" office:value-type="float" office:value="78.946144278607" calcext:value-type="float">
            <text:p>78,95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F$11]" office:value-type="float" office:value="81.7907960199005" calcext:value-type="float">
            <text:p>81,79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F$12]" office:value-type="float" office:value="68.8770895522388" calcext:value-type="float">
            <text:p>68,88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F$13]" office:value-type="float" office:value="75.3478606965174" calcext:value-type="float">
            <text:p>75,35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F$14]" office:value-type="float" office:value="74.0834411276949" calcext:value-type="float">
            <text:p>74,08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F$15]" office:value-type="float" office:value="98.7735323383085" calcext:value-type="float">
            <text:p>98,77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<text:s/>\multirow{2}{*}{\textbf{F1}}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\textbf{Min} 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G$2]" office:value-type="float" office:value="73.388811279031" calcext:value-type="float">
            <text:p>73,39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G$3]" office:value-type="float" office:value="80.5751398819614" calcext:value-type="float">
            <text:p>80,58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G$4]" office:value-type="float" office:value="82.2173988831673" calcext:value-type="float">
            <text:p>82,22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G$5]" office:value-type="float" office:value="68.6953986307584" calcext:value-type="float">
            <text:p>68,70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G$6]" office:value-type="float" office:value="68.526167547662" calcext:value-type="float">
            <text:p>68,53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G$7]" office:value-type="float" office:value="68.0727754151874" calcext:value-type="float">
            <text:p>68,07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G$8]" office:value-type="float" office:value="39.2478304713536" calcext:value-type="float">
            <text:p>39,2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\textbf{Equi} 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G$9]" office:value-type="float" office:value="78.0153028826119" calcext:value-type="float">
            <text:p>78,02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G$10]" office:value-type="float" office:value="78.2515693674748" calcext:value-type="float">
            <text:p>78,25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G$11]" office:value-type="float" office:value="80.745503717465" calcext:value-type="float">
            <text:p>80,75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G$12]" office:value-type="float" office:value="71.7132143674435" calcext:value-type="float">
            <text:p>71,71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G$13]" office:value-type="float" office:value="74.1602137731567" calcext:value-type="float">
            <text:p>74,16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G$14]" office:value-type="float" office:value="73.652505438322" calcext:value-type="float">
            <text:p>73,65</text:p>
          </table:table-cell>
          <table:table-cell office:value-type="string" calcext:value-type="string">
            <text:p>&amp;</text:p>
          </table:table-cell>
          <table:table-cell table:style-name="ce2" table:formula="of:=[$Summary_Classifiers.$G$15]" office:value-type="float" office:value="69.4648175267809" calcext:value-type="float">
            <text:p>69,46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<text:s/>\end{tabular}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/>}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\end{table}</text:p>
          </table:table-cell>
          <table:table-cell table:number-columns-repeated="17"/>
        </table:table-row>
        <table:table-row table:style-name="ro1" table:number-rows-repeated="1048556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ummary_Classifier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3"/>
        <table:table-column table:style-name="co15" table:number-columns-repeated="2" table:default-cell-style-name="ce3"/>
        <table:table-column table:style-name="co16" table:default-cell-style-name="ce3"/>
        <table:table-row table:style-name="ro1">
          <table:table-cell office:value-type="string" calcext:value-type="string">
            <text:p>TargetColumn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Accuracy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1" calcext:value-type="float">
            <text:p>1</text:p>
          </table:table-cell>
          <table:table-cell office:value-type="float" office:value="73.3044272899983" calcext:value-type="float">
            <text:p>73,3044272899983</text:p>
          </table:table-cell>
          <table:table-cell office:value-type="float" office:value="73.2042222029992" calcext:value-type="float">
            <text:p>73,2042222029992</text:p>
          </table:table-cell>
          <table:table-cell office:value-type="float" office:value="73.6888151408027" calcext:value-type="float">
            <text:p>73,6888151408027</text:p>
          </table:table-cell>
          <table:table-cell office:value-type="float" office:value="73.388811279031" calcext:value-type="float">
            <text:p>73,388811279031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15" calcext:value-type="float">
            <text:p>15</text:p>
          </table:table-cell>
          <table:table-cell office:value-type="float" office:value="80.7125447899382" calcext:value-type="float">
            <text:p>80,7125447899382</text:p>
          </table:table-cell>
          <table:table-cell office:value-type="float" office:value="81.1591009574172" calcext:value-type="float">
            <text:p>81,1591009574172</text:p>
          </table:table-cell>
          <table:table-cell office:value-type="float" office:value="80.1871317605752" calcext:value-type="float">
            <text:p>80,1871317605752</text:p>
          </table:table-cell>
          <table:table-cell office:value-type="float" office:value="80.5751398819614" calcext:value-type="float">
            <text:p>80,5751398819614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5" calcext:value-type="float">
            <text:p>5</text:p>
          </table:table-cell>
          <table:table-cell office:value-type="float" office:value="82.124401798812" calcext:value-type="float">
            <text:p>82,124401798812</text:p>
          </table:table-cell>
          <table:table-cell office:value-type="float" office:value="82.0663174740615" calcext:value-type="float">
            <text:p>82,0663174740615</text:p>
          </table:table-cell>
          <table:table-cell office:value-type="float" office:value="82.4008970011784" calcext:value-type="float">
            <text:p>82,4008970011784</text:p>
          </table:table-cell>
          <table:table-cell office:value-type="float" office:value="82.2173988831673" calcext:value-type="float">
            <text:p>82,2173988831673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 office:value-type="float" office:value="0" calcext:value-type="float">
            <text:p>0</text:p>
          </table:table-cell>
          <table:table-cell office:value-type="float" office:value="67.2154666570473" calcext:value-type="float">
            <text:p>67,2154666570473</text:p>
          </table:table-cell>
          <table:table-cell office:value-type="float" office:value="65.8126209751859" calcext:value-type="float">
            <text:p>65,8126209751859</text:p>
          </table:table-cell>
          <table:table-cell office:value-type="float" office:value="72.0026573359305" calcext:value-type="float">
            <text:p>72,0026573359305</text:p>
          </table:table-cell>
          <table:table-cell office:value-type="float" office:value="68.6953986307584" calcext:value-type="float">
            <text:p>68,6953986307584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LDA</text:p>
          </table:table-cell>
          <table:table-cell office:value-type="float" office:value="0" calcext:value-type="float">
            <text:p>0</text:p>
          </table:table-cell>
          <table:table-cell office:value-type="float" office:value="68.5171043455258" calcext:value-type="float">
            <text:p>68,5171043455258</text:p>
          </table:table-cell>
          <table:table-cell office:value-type="float" office:value="68.5641799941176" calcext:value-type="float">
            <text:p>68,5641799941176</text:p>
          </table:table-cell>
          <table:table-cell office:value-type="float" office:value="68.5953514657432" calcext:value-type="float">
            <text:p>68,5953514657432</text:p>
          </table:table-cell>
          <table:table-cell office:value-type="float" office:value="68.526167547662" calcext:value-type="float">
            <text:p>68,526167547662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LR</text:p>
          </table:table-cell>
          <table:table-cell office:value-type="float" office:value="0" calcext:value-type="float">
            <text:p>0</text:p>
          </table:table-cell>
          <table:table-cell office:value-type="float" office:value="68.2305629704446" calcext:value-type="float">
            <text:p>68,2305629704446</text:p>
          </table:table-cell>
          <table:table-cell office:value-type="float" office:value="68.4417426012128" calcext:value-type="float">
            <text:p>68,4417426012128</text:p>
          </table:table-cell>
          <table:table-cell office:value-type="float" office:value="67.8183752975976" calcext:value-type="float">
            <text:p>67,8183752975976</text:p>
          </table:table-cell>
          <table:table-cell office:value-type="float" office:value="68.0727754151874" calcext:value-type="float">
            <text:p>68,0727754151874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GNB</text:p>
          </table:table-cell>
          <table:table-cell office:value-type="float" office:value="0" calcext:value-type="float">
            <text:p>0</text:p>
          </table:table-cell>
          <table:table-cell office:value-type="float" office:value="54.7904011254599" calcext:value-type="float">
            <text:p>54,7904011254599</text:p>
          </table:table-cell>
          <table:table-cell office:value-type="float" office:value="63.9073920257286" calcext:value-type="float">
            <text:p>63,9073920257286</text:p>
          </table:table-cell>
          <table:table-cell office:value-type="float" office:value="41.1570834235144" calcext:value-type="float">
            <text:p>41,1570834235144</text:p>
          </table:table-cell>
          <table:table-cell office:value-type="float" office:value="39.2478304713536" calcext:value-type="float">
            <text:p>39,2478304713536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11" calcext:value-type="float">
            <text:p>11</text:p>
          </table:table-cell>
          <table:table-cell office:value-type="float" office:value="77.1330804311774" calcext:value-type="float">
            <text:p>77,1330804311774</text:p>
          </table:table-cell>
          <table:table-cell office:value-type="float" office:value="75.1602587318472" calcext:value-type="float">
            <text:p>75,1602587318472</text:p>
          </table:table-cell>
          <table:table-cell office:value-type="float" office:value="81.18092039801" calcext:value-type="float">
            <text:p>81,18092039801</text:p>
          </table:table-cell>
          <table:table-cell office:value-type="float" office:value="78.0153028826119" calcext:value-type="float">
            <text:p>78,0153028826119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35" calcext:value-type="float">
            <text:p>35</text:p>
          </table:table-cell>
          <table:table-cell office:value-type="float" office:value="78.044315920398" calcext:value-type="float">
            <text:p>78,044315920398</text:p>
          </table:table-cell>
          <table:table-cell office:value-type="float" office:value="77.6291653312547" calcext:value-type="float">
            <text:p>77,6291653312547</text:p>
          </table:table-cell>
          <table:table-cell office:value-type="float" office:value="78.946144278607" calcext:value-type="float">
            <text:p>78,946144278607</text:p>
          </table:table-cell>
          <table:table-cell office:value-type="float" office:value="78.2515693674748" calcext:value-type="float">
            <text:p>78,2515693674748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float" office:value="80.4182711442786" calcext:value-type="float">
            <text:p>80,4182711442786</text:p>
          </table:table-cell>
          <table:table-cell office:value-type="float" office:value="79.8367822892124" calcext:value-type="float">
            <text:p>79,8367822892124</text:p>
          </table:table-cell>
          <table:table-cell office:value-type="float" office:value="81.7907960199005" calcext:value-type="float">
            <text:p>81,7907960199005</text:p>
          </table:table-cell>
          <table:table-cell office:value-type="float" office:value="80.745503717465" calcext:value-type="float">
            <text:p>80,745503717465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 office:value-type="float" office:value="0" calcext:value-type="float">
            <text:p>0</text:p>
          </table:table-cell>
          <table:table-cell office:value-type="float" office:value="72.8765630182421" calcext:value-type="float">
            <text:p>72,8765630182421</text:p>
          </table:table-cell>
          <table:table-cell office:value-type="float" office:value="74.9293351229949" calcext:value-type="float">
            <text:p>74,9293351229949</text:p>
          </table:table-cell>
          <table:table-cell office:value-type="float" office:value="68.8770895522388" calcext:value-type="float">
            <text:p>68,8770895522388</text:p>
          </table:table-cell>
          <table:table-cell office:value-type="float" office:value="71.7132143674435" calcext:value-type="float">
            <text:p>71,7132143674435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 office:value-type="float" office:value="0" calcext:value-type="float">
            <text:p>0</text:p>
          </table:table-cell>
          <table:table-cell office:value-type="float" office:value="73.7657918739635" calcext:value-type="float">
            <text:p>73,7657918739635</text:p>
          </table:table-cell>
          <table:table-cell office:value-type="float" office:value="73.0914534742774" calcext:value-type="float">
            <text:p>73,0914534742774</text:p>
          </table:table-cell>
          <table:table-cell office:value-type="float" office:value="75.3478606965174" calcext:value-type="float">
            <text:p>75,3478606965174</text:p>
          </table:table-cell>
          <table:table-cell office:value-type="float" office:value="74.1602137731567" calcext:value-type="float">
            <text:p>74,1602137731567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LR</text:p>
          </table:table-cell>
          <table:table-cell office:value-type="float" office:value="0" calcext:value-type="float">
            <text:p>0</text:p>
          </table:table-cell>
          <table:table-cell office:value-type="float" office:value="73.5212064676617" calcext:value-type="float">
            <text:p>73,5212064676617</text:p>
          </table:table-cell>
          <table:table-cell office:value-type="float" office:value="73.3064707522537" calcext:value-type="float">
            <text:p>73,3064707522537</text:p>
          </table:table-cell>
          <table:table-cell office:value-type="float" office:value="74.0834411276949" calcext:value-type="float">
            <text:p>74,0834411276949</text:p>
          </table:table-cell>
          <table:table-cell office:value-type="float" office:value="73.652505438322" calcext:value-type="float">
            <text:p>73,652505438322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GNB</text:p>
          </table:table-cell>
          <table:table-cell office:value-type="float" office:value="0" calcext:value-type="float">
            <text:p>0</text:p>
          </table:table-cell>
          <table:table-cell office:value-type="float" office:value="56.5719610281924" calcext:value-type="float">
            <text:p>56,5719610281924</text:p>
          </table:table-cell>
          <table:table-cell office:value-type="float" office:value="53.5734200073755" calcext:value-type="float">
            <text:p>53,5734200073755</text:p>
          </table:table-cell>
          <table:table-cell office:value-type="float" office:value="98.7735323383085" calcext:value-type="float">
            <text:p>98,7735323383085</text:p>
          </table:table-cell>
          <table:table-cell office:value-type="float" office:value="69.4648175267809" calcext:value-type="float">
            <text:p>69,46481752678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7T13:02:26.233252352</meta:creation-date>
    <dc:date>2020-01-07T13:29:49.255189757</dc:date>
    <meta:editing-duration>PT6M59S</meta:editing-duration>
    <meta:editing-cycles>1</meta:editing-cycles>
    <meta:document-statistic meta:table-count="2" meta:cell-count="276" meta:object-count="0"/>
    <meta:generator>LibreOffice/6.3.3.2$Linux_X86_64 LibreOffice_project/30$Build-2</meta:generator>
  </office:meta>
</office:document-meta>
</file>